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constraints</text:p>
      <text:p text:style-name="Standard"/>
      <text:list xml:id="list8679120039615690667" text:style-name="L2">
        <text:list-item>
          <text:p text:style-name="P1">„Used by“ can only come from messages further down the information's generating MessageReceive</text:p>
        </text:list-item>
        <text:list-item>
          <text:p text:style-name="P1">Information relationships have a source that is younger or of the same age as the target</text:p>
        </text:list-item>
        <text:list-item>
          <text:p text:style-name="P1">no self-reference on information link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sanne Göbel</meta:initial-creator>
    <meta:creation-date>2024-02-27T10:31:51</meta:creation-date>
    <dc:date>2024-02-27T10:54:31</dc:date>
    <dc:creator>Susanne Göbel</dc:creator>
    <meta:editing-duration>PT22M41S</meta:editing-duration>
    <meta:editing-cycles>3</meta:editing-cycles>
    <meta:generator>OpenOffice/4.1.13$Unix OpenOffice.org_project/4113m1$Build-9810</meta:generator>
    <meta:document-statistic meta:table-count="0" meta:image-count="0" meta:object-count="0" meta:page-count="1" meta:paragraph-count="4" meta:word-count="40" meta:character-count="245"/>
  </office:meta>
</office:document-meta>
</file>